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Bahnschrift Condensed" svg:font-family="'Bahnschrift Condensed'" style:font-family-generic="swiss" style:font-pitch="variable"/>
    <style:font-face style:name="Bahnschrift Light" svg:font-family="'Bahnschrift Light'" style:font-family-generic="swiss" style:font-pitch="variable"/>
    <style:font-face style:name="Bahnschrift Light SemiCondensed" svg:font-family="'Bahnschrift Light SemiCondensed'" style:font-adornments="Light SemiCondensed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Bahnschrift SemiLight" svg:font-family="'Bahnschrift SemiLight'" style:font-family-generic="swiss" style:font-pitch="variable"/>
    <style:font-face style:name="Bahnschrift SemiLight SemiConde" svg:font-family="'Bahnschrift SemiLight SemiConde'" style:font-family-generic="swiss" style:font-pitch="variable"/>
    <style:font-face style:name="Cambria" svg:font-family="Cambria" style:font-family-generic="roman" style:font-pitch="variable"/>
    <style:font-face style:name="Cambria1" svg:font-family="Cambria, 'Cambria Math', Charter, 'Times New Roman', Times, stixgeneral, serif"/>
    <style:font-face style:name="Candara" svg:font-family="Candara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mbria" fo:font-size="14pt" fo:font-weight="normal" officeooo:rsid="001310e6" officeooo:paragraph-rsid="001310e6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Cambria" fo:font-size="10.5pt" officeooo:rsid="001310e6" officeooo:paragraph-rsid="001310e6" style:font-size-asian="10.5pt" style:font-size-complex="10.5pt"/>
    </style:style>
    <style:style style:name="P3" style:family="paragraph" style:parent-style-name="Standard">
      <style:paragraph-properties fo:text-align="justify" style:justify-single-word="false"/>
      <style:text-properties style:font-name="Cambria" fo:font-size="10.5pt" fo:font-weight="bold" officeooo:rsid="001310e6" officeooo:paragraph-rsid="001310e6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mbria" fo:font-size="10.5pt" officeooo:rsid="001310e6" officeooo:paragraph-rsid="00144312" style:font-size-asian="10.5pt" style:font-size-complex="10.5pt"/>
    </style:style>
    <style:style style:name="P5" style:family="paragraph" style:parent-style-name="Standard">
      <style:paragraph-properties fo:text-align="start" style:justify-single-word="false"/>
      <style:text-properties style:font-name="Cambria" fo:font-size="10.5pt" officeooo:rsid="00172ea3" officeooo:paragraph-rsid="00172ea3" style:font-size-asian="10.5pt" style:font-size-complex="10.5pt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0.5pt" officeooo:paragraph-rsid="001310e6" style:font-size-asian="10.5pt" style:font-size-complex="10.5pt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0.5pt" officeooo:paragraph-rsid="00172ea3" style:font-size-asian="10.5pt" style:font-size-complex="10.5pt"/>
    </style:style>
    <style:style style:name="P8" style:family="paragraph" style:parent-style-name="Standard" style:list-style-name="L2">
      <style:paragraph-properties fo:text-align="justify" style:justify-single-word="false"/>
      <style:text-properties fo:font-size="10.5pt" officeooo:paragraph-rsid="0016670f" style:font-size-asian="10.5pt" style:font-size-complex="10.5pt"/>
    </style:style>
    <style:style style:name="P9" style:family="paragraph" style:parent-style-name="Standard" style:list-style-name="L2">
      <style:paragraph-properties fo:text-align="justify" style:justify-single-word="false"/>
      <style:text-properties fo:font-size="10.5pt" officeooo:paragraph-rsid="001310e6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style:font-name="Cambria" fo:font-size="10.5pt" officeooo:rsid="001310e6" officeooo:paragraph-rsid="0014dbbf" style:font-size-asian="10.5pt" style:font-size-complex="10.5pt"/>
    </style:style>
    <style:style style:name="P11" style:family="paragraph" style:parent-style-name="Standard">
      <style:paragraph-properties fo:text-align="justify" style:justify-single-word="false"/>
      <style:text-properties style:font-name="Cambria" fo:font-size="10.5pt" officeooo:rsid="001310e6" officeooo:paragraph-rsid="00172ea3" style:font-size-asian="10.5pt" style:font-size-complex="10.5pt"/>
    </style:style>
    <style:style style:name="P12" style:family="paragraph" style:parent-style-name="Standard">
      <style:paragraph-properties fo:text-align="justify" style:justify-single-word="false"/>
      <style:text-properties style:font-name="Cambria" fo:font-size="10.5pt" officeooo:rsid="001310e6" officeooo:paragraph-rsid="0018b1a0" style:font-size-asian="10.5pt" style:font-size-complex="10.5pt"/>
    </style:style>
    <style:style style:name="P13" style:family="paragraph" style:parent-style-name="Standard">
      <style:paragraph-properties fo:text-align="justify" style:justify-single-word="false"/>
      <style:text-properties style:font-name="Cambria" fo:font-size="10.5pt" fo:font-weight="bold" officeooo:rsid="001310e6" officeooo:paragraph-rsid="0018b1a0" style:font-size-asian="10.5pt" style:font-weight-asian="bold" style:font-size-complex="10.5pt" style:font-weight-complex="bold"/>
    </style:style>
    <style:style style:name="T1" style:family="text">
      <style:text-properties officeooo:rsid="0016670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72ea3"/>
    </style:style>
    <style:style style:name="T4" style:family="text">
      <style:text-properties style:font-name="Cambria" fo:font-weight="bold" officeooo:rsid="001310e6" style:font-weight-asian="bold" style:font-weight-complex="bold"/>
    </style:style>
    <style:style style:name="T5" style:family="text">
      <style:text-properties style:font-name="Cambria" officeooo:rsid="001310e6"/>
    </style:style>
    <style:style style:name="T6" style:family="text">
      <style:text-properties style:font-name="Cambria" fo:font-style="italic" officeooo:rsid="0016670f" style:font-style-asian="italic" style:font-style-complex="italic"/>
    </style:style>
    <style:style style:name="T7" style:family="text">
      <style:text-properties style:font-name="Cambria" fo:font-style="normal" fo:font-weight="bold" officeooo:rsid="0016670f" style:font-style-asian="normal" style:font-weight-asian="bold" style:font-style-complex="normal" style:font-weight-complex="bold"/>
    </style:style>
    <style:style style:name="T8" style:family="text">
      <style:text-properties style:font-name="Cambria" fo:font-style="normal" fo:font-weight="bold" officeooo:rsid="00172ea3" style:font-style-asian="normal" style:font-weight-asian="bold" style:font-style-complex="normal" style:font-weight-complex="bold"/>
    </style:style>
    <style:style style:name="T9" style:family="text">
      <style:text-properties style:font-name="Cambria" fo:font-style="normal" officeooo:rsid="00172ea3" style:font-style-asian="normal" style:font-style-complex="normal"/>
    </style:style>
    <style:style style:name="T10" style:family="text">
      <style:text-properties style:font-name="Cambria"/>
    </style:style>
    <style:style style:name="T11" style:family="text">
      <style:text-properties style:font-name="Cambria" fo:font-weight="bold" officeooo:rsid="0016670f" style:font-weight-asian="bold" style:font-weight-complex="bold"/>
    </style:style>
    <style:style style:name="T12" style:family="text">
      <style:text-properties style:font-name="Cambria" fo:font-weight="normal" officeooo:rsid="0016670f" style:font-weight-asian="normal" style:font-weight-complex="normal"/>
    </style:style>
    <style:style style:name="T13" style:family="text">
      <style:text-properties style:font-name="Cambria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font-name="Cambria" fo:font-style="italic" fo:font-weight="normal" officeooo:rsid="0016670f" style:font-style-asian="italic" style:font-weight-asian="normal" style:font-style-complex="italic" style:font-weight-complex="normal"/>
    </style:style>
    <style:style style:name="T15" style:family="text">
      <style:text-properties style:font-name="Cambria" fo:font-style="normal" fo:font-weight="normal" officeooo:rsid="00172ea3" style:font-style-asian="normal" style:font-weight-asian="normal" style:font-style-complex="normal" style:font-weight-complex="normal"/>
    </style:style>
    <style:style style:name="T16" style:family="text">
      <style:text-properties style:font-name="Cambria" fo:font-style="italic" officeooo:rsid="001310e6" style:font-style-asian="italic" style:font-style-complex="italic"/>
    </style:style>
    <style:style style:name="T17" style:family="text">
      <style:text-properties officeooo:rsid="00144312"/>
    </style:style>
    <style:style style:name="T18" style:family="text">
      <style:text-properties fo:font-style="italic" officeooo:rsid="00144312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14dbbf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172ea3" style:font-style-asian="normal" style:font-style-complex="normal"/>
    </style:style>
    <style:style style:name="T23" style:family="text">
      <style:text-properties fo:font-style="normal" officeooo:rsid="0018b1a0" style:font-style-asian="normal" style:font-style-complex="normal"/>
    </style:style>
    <style:style style:name="T24" style:family="text">
      <style:text-properties officeooo:rsid="0018b1a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apeworks - Particle-Based Shape Correspondence and Visualization</text:p>
      <text:p text:style-name="P2"/>
      <text:p text:style-name="P3">10.1.2 Rising to the Challenge</text:p>
      <text:p text:style-name="P2"/>
      <text:p text:style-name="P2">ShapeWorks est introduit comme une implémentation open source du PBM pour le SSM. </text:p>
      <text:p text:style-name="P2"/>
      <text:p text:style-name="P2">- <text:span text:style-name="T1">Surface</text:span><text:span text:style-name="T2"> Shape Modeling </text:span>: Terme très général</text:p>
      <text:p text:style-name="P2">- <text:span text:style-name="T2">Surface Correspondance</text:span> : Correspondre plusieurs surfaces. <text:span text:style-name="T1">Liste de points de correspondance.</text:span></text:p>
      <text:p text:style-name="P4">- <text:span text:style-name="T2">Particle Based Modeling </text:span>: <text:span text:style-name="T3">Chaque point de correspondance agit comme une particule physique.</text:span></text:p>
      <text:p text:style-name="P5"/>
      <text:list text:style-name="L1">
        <text:list-item>
          <text:p text:style-name="P6"><text:span text:style-name="T4">Minimal Energy Optimization </text:span><text:span text:style-name="T5">: </text:span><text:span text:style-name="T6">Correspondence points are modeling as interacting sets of particles that redistribute themselves under an energy optimization. </text:span></text:p>
          <text:p text:style-name="P7"><text:span text:style-name="T7">O</text:span><text:span text:style-name="T8">bjectif</text:span><text:span text:style-name="T9"> : </text:span><text:span text:style-name="T10">Assurer que les particules couvrent efficacement la surface de chaque forme, capturant ainsi les détails géométriques importants. Cela permet une représentation fidèle de la géométrie de chaque forme individuelle. </text:span></text:p>
          <text:p text:style-name="P7"><text:span text:style-name="T10"/></text:p>
        </text:list-item>
      </text:list>
      <text:list text:style-name="L2">
        <text:list-item>
          <text:p text:style-name="P8"><text:span text:style-name="T4">M</text:span><text:span text:style-name="T11">inimal Entropy of Shapes</text:span><text:span text:style-name="T12"> : </text:span><text:span text:style-name="T13">The optimization finds correspondence configurations that minimize the entropy of the </text:span><text:span text:style-name="T14">statistical</text:span><text:span text:style-name="T13"> model, which is a metric of information content. </text:span></text:p>
          <text:p text:style-name="P8"><text:span text:style-name="T8">Objectif</text:span><text:span text:style-name="T15"> : Réduire la complexité du modèle statistique en minimisant l'entropie de la distribution des formes dans l'espace de forme. Cela conduit à un modèle plus compact et plus puissant pour analyser les variations de forme au sein de la population étudiée. </text:span></text:p>
          <text:p text:style-name="P8"><text:span text:style-name="T15"/></text:p>
        </text:list-item>
        <text:list-item>
          <text:p text:style-name="P9"><text:span text:style-name="T4">Maximum Entropy </text:span><text:span text:style-name="T11">of Positions</text:span><text:span text:style-name="T5"> : </text:span><text:span text:style-name="T16">This energy minimization is then balanced by a parameter-free regularization strategy that maximizes entropy of correspondence positions, in order to ensure good shape representations through efficient surface sampling </text:span></text:p>
        </text:list-item>
      </text:list>
      <text:p text:style-name="P2"/>
      <text:p text:style-name="P3">10.1.2.1 Particle Systems for a Flexible Shape Representation</text:p>
      <text:p text:style-name="P2"/>
      <text:p text:style-name="P2">- <text:span text:style-name="T17">En opposition a une forme guidée par un apriori, le PBM permet une meilleure flexibilité.</text:span></text:p>
      <text:p text:style-name="P2">- <text:span text:style-name="T3">Les particules sont libres, contrairement à un maillage initial. Réduit aussi la complexité.</text:span></text:p>
      <text:p text:style-name="P10">- <text:span text:style-name="T17">Inspiration :</text:span></text:p>
      <text:p text:style-name="P10"><text:span text:style-name="T18"><text:tab/>Using Particles to Sample and Control </text:span><text:span text:style-name="T19">Implicit Surfaces</text:span></text:p>
      <text:p text:style-name="P10"><text:span text:style-name="T17"><text:tab/></text:span>Witkin, Heckbert, <text:span text:style-name="T19">Computer Graphics</text:span>, <text:span text:style-name="T3">1994, </text:span>Proc. SIGGRPAH ’94</text:p>
      <text:p text:style-name="P10"><text:span text:style-name="T20"><text:tab/> - L’interaction (répulsive) des particules permet de distribuer ces points de manière optimale.</text:span></text:p>
      <text:p text:style-name="P10"><text:tab/>- <text:span text:style-name="T20">Répulsion adaptative. Fonction d’énergie Gaussienne.</text:span></text:p>
      <text:p text:style-name="P2"/>
      <text:p text:style-name="P3">10.1.2.2 Optimized Correspondences Address the Model Selection Problem</text:p>
      <text:p text:style-name="P2"/>
      <text:p text:style-name="P2">- Choisir automatiquement les positions de correspondance est un problème mal posé avec un nombre infini de configurations possibles. <text:span text:style-name="T3">Ainsi, la répartition est basée sur la minimisation de l’énergie.</text:span></text:p>
      <text:p text:style-name="P11">- <text:span text:style-name="T17">Inspiration :</text:span></text:p>
      <text:p text:style-name="P11"><text:tab/><text:span text:style-name="T19">Automatic construction of eigenshape models by direct optimization</text:span></text:p>
      <text:p text:style-name="P11"><text:tab/>Kotcheff, Taylor, <text:span text:style-name="T19">Med Image Anal</text:span><text:span text:style-name="T21">, </text:span><text:span text:style-name="T22">1998</text:span></text:p>
      <text:p text:style-name="P11"><text:span text:style-name="T22"><text:tab/>- Algorithme minimisant la magnitude de la covariance des correspondances.</text:span></text:p>
      <text:p text:style-name="P2"/>
      <text:p text:style-name="P11"><text:tab/><text:span text:style-name="T19">A minimum description length approach to statistical shape</text:span></text:p>
      <text:p text:style-name="P11"><text:tab/>Davies R, Twining C, Cootes T, Waterton J, Taylor C, <text:span text:style-name="T19">IEEE Trans Med Imaging</text:span><text:span text:style-name="T21">, </text:span><text:span text:style-name="T23">2002</text:span></text:p>
      <text:p text:style-name="P11"><text:span text:style-name="T22"><text:tab/>- Utilisation de la longueur minimale de description (MDL) comme fonction de coût.</text:span></text:p>
      <text:p text:style-name="P11"/>
      <text:p text:style-name="P12">- Le PBM minimise l'entropie du modèle, liée à la MDL, pour réduire le contenu informationnel.</text:p>
      <text:p text:style-name="P12">- Au lieu d'ajouter des contraintes supplémentaires, le PBM maximise l'entropie des positions pour éviter le surapprentissage et représenter fidèlement les géométries.</text:p>
      <text:p text:style-name="P12"/>
      <text:p text:style-name="P13">10.1.3 ShapeWorks: An Open-Source Implementation of PBM</text:p>
      <text:p text:style-name="P12"/>
      <text:p text:style-name="P12">- <text:span text:style-name="T24">Bibliothèque C++ qui fournit les outils d’optimisation PBM</text:span></text:p>
      <text:p text:style-name="P12">- <text:span text:style-name="T24">Logiciel et CLI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Bahnschrift Condensed" svg:font-family="'Bahnschrift Condensed'" style:font-family-generic="swiss" style:font-pitch="variable"/>
    <style:font-face style:name="Bahnschrift Light" svg:font-family="'Bahnschrift Light'" style:font-family-generic="swiss" style:font-pitch="variable"/>
    <style:font-face style:name="Bahnschrift Light SemiCondensed" svg:font-family="'Bahnschrift Light SemiCondensed'" style:font-adornments="Light SemiCondensed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Bahnschrift SemiLight" svg:font-family="'Bahnschrift SemiLight'" style:font-family-generic="swiss" style:font-pitch="variable"/>
    <style:font-face style:name="Bahnschrift SemiLight SemiConde" svg:font-family="'Bahnschrift SemiLight SemiConde'" style:font-family-generic="swiss" style:font-pitch="variable"/>
    <style:font-face style:name="Cambria" svg:font-family="Cambria" style:font-family-generic="roman" style:font-pitch="variable"/>
    <style:font-face style:name="Cambria1" svg:font-family="Cambria, 'Cambria Math', Charter, 'Times New Roman', Times, stixgeneral, serif"/>
    <style:font-face style:name="Candara" svg:font-family="Candara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12:43:02.112000000</meta:creation-date>
    <dc:date>2024-11-14T16:01:08.739000000</dc:date>
    <meta:editing-duration>PT32M9S</meta:editing-duration>
    <meta:editing-cycles>1</meta:editing-cycles>
    <meta:generator>LibreOffice/24.8.2.1$Windows_X86_64 LibreOffice_project/0f794b6e29741098670a3b95d60478a65d05ef13</meta:generator>
    <meta:document-statistic meta:table-count="0" meta:image-count="0" meta:object-count="0" meta:page-count="1" meta:paragraph-count="35" meta:word-count="451" meta:character-count="3098" meta:non-whitespace-character-count="2670"/>
  </office:meta>
</office:document-meta>
</file>